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553cm" table:align="left"/>
    </style:style>
    <style:style style:name="Table1.A" style:family="table-column">
      <style:table-column-properties style:column-width="6.553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Preformatted_20_Text">
      <style:paragraph-properties fo:margin-top="0cm" fo:margin-bottom="0.499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lass Date</text:h>
      <text:p text:style-name="Text_20_body">Calendar date</text:p>
      <text:p text:style-name="P1"><text:bookmark text:name="TOC"/></text:p>
      <text:h text:style-name="P2" text:outline-level="2"><text:bookmark text:name="TOC_Title"/>Table of Contents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a xlink:type="simple" xlink:href="https://docs.perl6.org/type/Date#Methods" text:style-name="Internet_20_link" text:visited-style-name="Visited_20_Internet_20_Link">Method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#method_new" text:style-name="Internet_20_link" text:visited-style-name="Visited_20_Internet_20_Link">method new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#method_new-from-daycount" text:style-name="Internet_20_link" text:visited-style-name="Visited_20_Internet_20_Link">method new-from-daycount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#method_clone" text:style-name="Internet_20_link" text:visited-style-name="Visited_20_Internet_20_Link">method clone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#method_today" text:style-name="Internet_20_link" text:visited-style-name="Visited_20_Internet_20_Link">method today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#method_later" text:style-name="Internet_20_link" text:visited-style-name="Visited_20_Internet_20_Link">method later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#method_earlier" text:style-name="Internet_20_link" text:visited-style-name="Visited_20_Internet_20_Link">method earlier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#method_truncated-to" text:style-name="Internet_20_link" text:visited-style-name="Visited_20_Internet_20_Link">method truncated-to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#method_succ" text:style-name="Internet_20_link" text:visited-style-name="Visited_20_Internet_20_Link">method succ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#method_pred" text:style-name="Internet_20_link" text:visited-style-name="Visited_20_Internet_20_Link">method pred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#method_Str" text:style-name="Internet_20_link" text:visited-style-name="Visited_20_Internet_20_Link">method Str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#method_gist" text:style-name="Internet_20_link" text:visited-style-name="Visited_20_Internet_20_Link">method gist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#method_Date" text:style-name="Internet_20_link" text:visited-style-name="Visited_20_Internet_20_Link">method Date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#method_DateTime" text:style-name="Internet_20_link" text:visited-style-name="Visited_20_Internet_20_Link">method DateTime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#Functions" text:style-name="Internet_20_link" text:visited-style-name="Visited_20_Internet_20_Link">Function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#sub_sleep" text:style-name="Internet_20_link" text:visited-style-name="Visited_20_Internet_20_Link">sub sleep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#sub_sleep-timer" text:style-name="Internet_20_link" text:visited-style-name="Visited_20_Internet_20_Link">sub sleep-timer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#sub_sleep-until" text:style-name="Internet_20_link" text:visited-style-name="Visited_20_Internet_20_Link">sub sleep-until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#sub_infix:%3C-%3E" text:style-name="Internet_20_link" text:visited-style-name="Visited_20_Internet_20_Link">sub infix:&lt;-&gt;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#sub_infix:%3C+%3E" text:style-name="Internet_20_link" text:visited-style-name="Visited_20_Internet_20_Link">sub infix:&lt;+&gt;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#Type_Graph" text:style-name="Internet_20_link" text:visited-style-name="Visited_20_Internet_20_Link">Type Graph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#Routines_supplied_by_role_Dateish" text:style-name="Internet_20_link" text:visited-style-name="Visited_20_Internet_20_Link">Routines supplied by role Dateish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#(Dateish)_method_year" text:style-name="Internet_20_link" text:visited-style-name="Visited_20_Internet_20_Link">(Dateish) method year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#(Dateish)_method_month" text:style-name="Internet_20_link" text:visited-style-name="Visited_20_Internet_20_Link">(Dateish) method month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#(Dateish)_method_day" text:style-name="Internet_20_link" text:visited-style-name="Visited_20_Internet_20_Link">(Dateish) method day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#(Dateish)_method_formatter" text:style-name="Internet_20_link" text:visited-style-name="Visited_20_Internet_20_Link">(Dateish) method formatter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#(Dateish)_method_is-leap-year" text:style-name="Internet_20_link" text:visited-style-name="Visited_20_Internet_20_Link">(Dateish) method is-leap-year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#(Dateish)_method_day-of-month" text:style-name="Internet_20_link" text:visited-style-name="Visited_20_Internet_20_Link">(Dateish) method day-of-month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#(Dateish)_method_day-of-week" text:style-name="Internet_20_link" text:visited-style-name="Visited_20_Internet_20_Link">(Dateish) method day-of-week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#(Dateish)_method_day-of-year" text:style-name="Internet_20_link" text:visited-style-name="Visited_20_Internet_20_Link">(Dateish) method day-of-year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#(Dateish)_method_days-in-month" text:style-name="Internet_20_link" text:visited-style-name="Visited_20_Internet_20_Link">(Dateish) method days-in-month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#(Dateish)_method_week" text:style-name="Internet_20_link" text:visited-style-name="Visited_20_Internet_20_Link">(Dateish) method week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#(Dateish)_method_week-number" text:style-name="Internet_20_link" text:visited-style-name="Visited_20_Internet_20_Link">(Dateish) method week-number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#(Dateish)_method_week-year" text:style-name="Internet_20_link" text:visited-style-name="Visited_20_Internet_20_Link">(Dateish) method week-year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#(Dateish)_method_weekday-of-month" text:style-name="Internet_20_link" text:visited-style-name="Visited_20_Internet_20_Link">(Dateish) method weekday-of-month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#(Dateish)_method_yyyy-mm-dd" text:style-name="Internet_20_link" text:visited-style-name="Visited_20_Internet_20_Link">(Dateish) method yyyy-mm-dd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#(Dateish)_method_daycount" text:style-name="Internet_20_link" text:visited-style-name="Visited_20_Internet_20_Link">(Dateish) method daycount</text:a></text:p>
          </table:table-cell>
        </table:table-row>
        <text:soft-page-break/>
        <table:table-row>
          <table:table-cell table:style-name="Table1.A1" office:value-type="string">
            <text:p text:style-name="Table_20_Contents"><text:a xlink:type="simple" xlink:href="https://docs.perl6.org/type/Date#(Dateish)_method_IO" text:style-name="Internet_20_link" text:visited-style-name="Visited_20_Internet_20_Link">(Dateish) method IO</text:a></text:p>
          </table:table-cell>
        </table:table-row>
      </table:table>
      <text:p text:style-name="P3">class Date { }</text:p>
      <text:p text:style-name="Text_20_body">A <text:span text:style-name="Source_20_Text">Date</text:span> is an immutable object identifying a day in the Gregorian calendar.</text:p>
      <text:p text:style-name="Text_20_body"><text:span text:style-name="Source_20_Text">Date</text:span> objects support addition and subtraction of integers, where an integer is interpreted as the number of days. You can compare <text:span text:style-name="Source_20_Text">Date</text:span> objects with the numeric comparison operators <text:span text:style-name="Source_20_Text">==, &lt;, &lt;=, &gt;, &gt;=, != </text:span>. Their stringification in <text:span text:style-name="Source_20_Text">YYYY-MM-DD</text:span> format means that comparing them with the string operators <text:span text:style-name="Source_20_Text">eq, lt, le</text:span> etc. also gives the right result.</text:p>
      <text:p text:style-name="Text_20_body"><text:span text:style-name="Source_20_Text">Date.today</text:span> creates an object the current day according to the system clock.</text:p>
      <text:p text:style-name="Preformatted_20_Text">my $d = Date.new(2015, 12, 24); # Christmas Eve! </text:p>
      <text:p text:style-name="Preformatted_20_Text">say $d;                         # OUTPUT: «2015-12-24␤» </text:p>
      <text:p text:style-name="Preformatted_20_Text">say $d.year;                    # OUTPUT: «2015␤» </text:p>
      <text:p text:style-name="Preformatted_20_Text">say $d.month;                   # OUTPUT: «12␤» </text:p>
      <text:p text:style-name="Preformatted_20_Text">say $d.day;                     # OUTPUT: «24␤» </text:p>
      <text:p text:style-name="Preformatted_20_Text">say $d.day-of-week;             # OUTPUT: «4␤» (Thursday) </text:p>
      <text:p text:style-name="Preformatted_20_Text">say $d.later(days =&gt; 20);       # OUTPUT: «2016-01-13␤» </text:p>
      <text:p text:style-name="Preformatted_20_Text">my $n = Date.new('2015-12-31'); # New Year's Eve </text:p>
      <text:p text:style-name="Preformatted_20_Text">say $n - $d;                    # OUTPUT: «7␤», 7 days between New Years/Christmas Eve </text:p>
      <text:p text:style-name="P3">say $n + 1;                     # OUTPUT: «2016-01-01␤»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8:08:29.177316461</meta:creation-date>
    <dc:date>2018-05-31T18:10:25.960809545</dc:date>
    <meta:editing-duration>PT1M56S</meta:editing-duration>
    <meta:editing-cycles>1</meta:editing-cycles>
    <meta:document-statistic meta:table-count="1" meta:image-count="0" meta:object-count="0" meta:page-count="2" meta:paragraph-count="55" meta:word-count="256" meta:character-count="1811" meta:non-whitespace-character-count="1462"/>
    <meta:generator>LibreOffice/6.0.3.2$Linux_X86_64 LibreOffice_project/00$Build-2</meta:generator>
  </office:meta>
</office:document-meta>
</file>